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002cm" fo:text-align="center" style:justify-single-word="false"/>
    </style:style>
    <style:style style:name="P2" style:family="paragraph" style:parent-style-name="Heading_20_1">
      <style:paragraph-properties style:line-height-at-least="0.423cm"/>
      <style:text-properties officeooo:paragraph-rsid="000b34d2"/>
    </style:style>
    <style:style style:name="P3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</style:style>
    <style:style style:name="P4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0b34d2"/>
    </style:style>
    <style:style style:name="P5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6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rsid="000b3e23" officeooo:paragraph-rsid="000b3e23"/>
    </style:style>
    <style:style style:name="P7" style:family="paragraph" style:parent-style-name="LO-normal">
      <style:paragraph-properties fo:margin-left="1.27cm" fo:margin-right="0cm" fo:text-indent="0cm" style:auto-text-indent="false"/>
    </style:style>
    <style:style style:name="P8" style:family="paragraph" style:parent-style-name="Title">
      <style:paragraph-properties style:line-height-at-least="0.002cm" fo:text-align="center" style:justify-single-word="false"/>
    </style:style>
    <style:style style:name="P9" style:family="paragraph" style:parent-style-name="Heading_20_1" style:list-style-name="WWNum1a">
      <style:paragraph-properties style:line-height-at-least="0.423cm"/>
    </style:style>
    <style:style style:name="P10" style:family="paragraph" style:parent-style-name="Heading_20_2" style:list-style-name="WWNum1a">
      <style:paragraph-properties style:line-height-at-least="0.423cm"/>
      <style:text-properties style:font-name="Liberation Sans" fo:font-size="14pt" officeooo:rsid="000c8245" officeooo:paragraph-rsid="000c8245" style:font-name-asian="Microsoft YaHei" style:font-size-asian="14pt" style:font-name-complex="Arial" style:font-size-complex="14pt"/>
    </style:style>
    <style:style style:name="P11" style:family="paragraph" style:parent-style-name="Heading_20_2" style:list-style-name="WWNum1a">
      <style:paragraph-properties style:line-height-at-least="0.423cm"/>
    </style:style>
    <style:style style:name="P12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officeooo:rsid="000b3e23" officeooo:paragraph-rsid="000b3e23"/>
    </style:style>
    <style:style style:name="P13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fo:font-size="10pt" officeooo:rsid="000c8245" officeooo:paragraph-rsid="000c8245" style:font-size-asian="10pt" style:font-size-complex="10pt"/>
    </style:style>
    <style:style style:name="P14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style:use-window-font-color="true" loext:opacity="0%" style:font-name="Liberation Serif" fo:font-size="10pt" fo:language="pt" fo:country="BR" officeooo:rsid="000f81aa" officeooo:paragraph-rsid="000f81aa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P15" style:family="paragraph" style:parent-style-name="LO-normal" style:list-style-name="WWNum3a">
      <style:paragraph-properties fo:margin-left="1.905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0b34d2"/>
    </style:style>
    <style:style style:name="P16" style:family="paragraph" style:parent-style-name="LO-normal">
      <style:paragraph-properties fo:margin-left="1.27cm" fo:margin-right="0cm" fo:text-indent="0cm" style:auto-text-indent="false"/>
      <style:text-properties style:use-window-font-color="true" loext:opacity="0%" style:font-name="Liberation Serif" fo:font-size="12pt" fo:language="pt" fo:country="BR" officeooo:rsid="000c8245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P17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0f81aa"/>
    </style:style>
    <style:style style:name="P18" style:family="paragraph" style:parent-style-name="LO-normal" style:list-style-name="L2">
      <style:paragraph-properties fo:margin-top="0cm" fo:margin-bottom="0.212cm" style:contextual-spacing="false" fo:line-height="100%" fo:orphans="0" fo:widows="0"/>
      <style:text-properties officeooo:paragraph-rsid="000f81aa"/>
    </style:style>
    <style:style style:name="T1" style:family="text">
      <style:text-properties style:use-window-font-color="true" loext:opacity="0%" fo:font-size="18pt" fo:language="pt" fo:country="BR" style:font-name-asian="Times New Roman1" style:font-size-asian="18pt" style:font-size-complex="10pt"/>
    </style:style>
    <style:style style:name="T2" style:family="text">
      <style:text-properties style:use-window-font-color="true" loext:opacity="0%" style:font-name="Liberation Serif" fo:font-size="10pt" fo:language="pt" fo:country="BR" officeooo:rsid="000b3e23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3" style:family="text">
      <style:text-properties style:use-window-font-color="true" loext:opacity="0%" style:font-name="Liberation Serif" fo:font-size="10pt" fo:language="pt" fo:country="BR" officeooo:rsid="000c824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4" style:family="text">
      <style:text-properties style:use-window-font-color="true" loext:opacity="0%" style:font-name="Liberation Serif" fo:font-size="10pt" fo:language="pt" fo:country="BR" officeooo:rsid="000f81aa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5" style:family="text">
      <style:text-properties style:use-window-font-color="true" loext:opacity="0%" style:font-name="Liberation Serif" fo:font-size="12pt" fo:language="pt" fo:country="BR" officeooo:rsid="000f81aa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6" style:family="text">
      <style:text-properties style:use-window-font-color="true" loext:opacity="0%" style:font-name="Liberation Serif" fo:language="pt" fo:country="BR" officeooo:rsid="000f81aa" style:letter-kerning="true" style:font-name-asian="0" style:language-asian="zh" style:country-asian="CN" style:font-name-complex="Arial" style:language-complex="hi" style:country-complex="IN"/>
    </style:style>
    <style:style style:name="T7" style:family="text">
      <style:text-properties fo:font-variant="normal" fo:text-transform="none" fo:color="#000000" loext:opacity="100%" fo:font-size="18pt" fo:letter-spacing="normal" fo:language="pt" fo:country="BR" fo:font-style="normal" style:font-name-asian="Times New Roman1" style:font-size-asian="18pt" style:font-style-asian="normal" style:font-size-complex="10pt" style:font-style-complex="norm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0b34d2" style:font-size-asian="10pt" style:font-size-complex="10pt"/>
    </style:style>
    <style:style style:name="T10" style:family="text">
      <style:text-properties fo:font-size="10pt" officeooo:rsid="000b3e23" style:font-size-asian="10pt" style:font-size-complex="10pt"/>
    </style:style>
    <style:style style:name="T11" style:family="text">
      <style:text-properties fo:font-size="10pt" officeooo:rsid="000c8245" style:font-size-asian="10pt" style:font-size-complex="10pt"/>
    </style:style>
    <style:style style:name="T12" style:family="text">
      <style:text-properties fo:font-size="10pt" officeooo:rsid="000f81aa" style:font-size-asian="10pt" style:font-size-complex="10pt"/>
    </style:style>
    <style:style style:name="T13" style:family="text">
      <style:text-properties officeooo:rsid="000b34d2"/>
    </style:style>
    <style:style style:name="T14" style:family="text">
      <style:text-properties style:font-name="Liberation Sans" fo:font-size="14pt" officeooo:rsid="000b3e23" style:font-name-asian="Microsoft YaHei" style:font-size-asian="14pt" style:font-name-complex="Arial" style:font-size-complex="14pt"/>
    </style:style>
    <style:style style:name="T15" style:family="text">
      <style:text-properties style:font-name="Liberation Sans" fo:font-size="14pt" officeooo:rsid="000c8245" style:font-name-asian="Microsoft YaHei" style:font-size-asian="14pt" style:font-name-complex="Arial" style:font-size-complex="14pt"/>
    </style:style>
    <style:style style:name="T16" style:family="text">
      <style:text-properties style:font-name="Liberation Sans" fo:font-size="14pt" officeooo:rsid="000f81aa" style:font-name-asian="Microsoft YaHei" style:font-size-asian="14pt" style:font-name-complex="Arial" style:font-size-complex="14pt"/>
    </style:style>
    <style:style style:name="T17" style:family="text">
      <style:text-properties officeooo:rsid="000b3e23"/>
    </style:style>
    <style:style style:name="T18" style:family="text">
      <style:text-properties officeooo:rsid="000c8245"/>
    </style:style>
    <style:style style:name="T19" style:family="text">
      <style:text-properties officeooo:rsid="000f81a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59cm" fo:text-indent="-0.635cm" fo:margin-left="3.85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94cm" fo:text-indent="-0.635cm" fo:margin-left="4.49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29cm" fo:text-indent="-0.635cm" fo:margin-left="5.12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64cm" fo:text-indent="-0.635cm" fo:margin-left="5.76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99cm" fo:text-indent="-0.635cm" fo:margin-left="6.3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34cm" fo:text-indent="-0.635cm" fo:margin-left="7.03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69cm" fo:text-indent="-0.635cm" fo:margin-left="7.66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04cm" fo:text-indent="-0.635cm" fo:margin-left="8.30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39cm" fo:text-indent="-0.635cm" fo:margin-left="8.93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74cm" fo:text-indent="-0.635cm" fo:margin-left="9.574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Sistema de </text:span><text:span text:style-name="T7">Gerenciamento de Teatro</text:span><text:line-break/>Caso de Uso: <text:span text:style-name="T16">Comprar ingressos</text:span></text:p>
      <text:list xml:id="list1114261159" text:style-name="WWNum1a">
        <text:list-item>
          <text:p text:style-name="P9">Descrição</text:p>
        </text:list-item>
      </text:list>
      <text:p text:style-name="P3"><text:span text:style-name="T8">Este serviço descreve como é feita </text:span><text:span text:style-name="T4">a compra de ingressos.</text:span></text:p>
      <text:list xml:id="list134945171781359" text:continue-numbering="true" text:style-name="WWNum1a">
        <text:list-item>
          <text:p text:style-name="P9">Descrição do Ator</text:p>
          <text:list>
            <text:list-item>
              <text:p text:style-name="P10">Participante</text:p>
            </text:list-item>
          </text:list>
        </text:list-item>
        <text:list-item>
          <text:p text:style-name="P9">Pré-requisito</text:p>
        </text:list-item>
      </text:list>
      <text:p text:style-name="P6"><text:span text:style-name="T8">1. </text:span><text:span text:style-name="T4">Não se aplica.</text:span></text:p>
      <text:list xml:id="list134944816504114" text:continue-numbering="true" text:style-name="WWNum1a">
        <text:list-item>
          <text:p text:style-name="P9">Fluxo básico de eventos</text:p>
        </text:list-item>
      </text:list>
      <text:list xml:id="list2599768720" text:style-name="WWNum2a">
        <text:list-item>
          <text:p text:style-name="P14">O usuário escolhe uma peça e sessão e é redirecionado para uma tela de pagamento.</text:p>
        </text:list-item>
        <text:list-item>
          <text:p text:style-name="P12"><text:span text:style-name="T4">O usuário deve efetuar o pagamento</text:span><text:span text:style-name="T8">.</text:span></text:p>
        </text:list-item>
        <text:list-item>
          <text:p text:style-name="P13">Após <text:span text:style-name="T6">o pagamento o usuário recebera o ingresso e o comprovante de pagamento</text:span>.</text:p>
        </text:list-item>
      </text:list>
      <text:list xml:id="list134945890075870" text:continue-list="list134944816504114" text:style-name="WWNum1a">
        <text:list-item>
          <text:p text:style-name="P9">Fluxos alternativos</text:p>
        </text:list-item>
      </text:list>
      <text:p text:style-name="P2"><text:span text:style-name="T13">5.1 </text:span><text:span text:style-name="T16">Pagamento invalido</text:span><text:span text:style-name="T15">.</text:span></text:p>
      <text:p text:style-name="P17"><text:span text:style-name="T3">Caso </text:span><text:span text:style-name="T4">o usuário tem dificuldades ao realizar o pagamento</text:span><text:span text:style-name="T8">:</text:span></text:p>
      <text:list xml:id="list3002017481" text:style-name="L2">
        <text:list-item>
          <text:p text:style-name="P18"><text:span text:style-name="T8">O sistema informa ao </text:span><text:span text:style-name="T4">usuário que não foi possível prosseguir com a compra</text:span><text:span text:style-name="T2">.</text:span></text:p>
        </text:list-item>
      </text:list>
      <text:p text:style-name="P2"><text:span text:style-name="T13">5.2 </text:span><text:span text:style-name="T14">Falha no p</text:span><text:span text:style-name="T15">reenchimento de dados</text:span><text:bookmark-start text:name="_heading=h.e9sl33f212yp"/></text:p>
      <text:p text:style-name="P4"><text:span text:style-name="T2">Em caso de </text:span><text:span text:style-name="T3">dados preenchidos incorretamente</text:span><text:span text:style-name="T8">:</text:span></text:p>
      <text:list xml:id="list987908510" text:style-name="WWNum3a">
        <text:list-header>
          <text:p text:style-name="P15"><text:span text:style-name="T9">1. </text:span><text:span text:style-name="T8">O sistema informa ao usuário que </text:span><text:span text:style-name="T10">houve </text:span><text:span text:style-name="T12">erro no preenchimento de dados</text:span><text:span text:style-name="T8">.</text:span></text:p>
          <text:p text:style-name="P15"><text:span text:style-name="T9">2. </text:span><text:span text:style-name="T8">O </text:span><text:span text:style-name="T9">sistema pede que refaça </text:span><text:span text:style-name="T10">o processo e tente novamente </text:span><text:span text:style-name="T11">ou volte a tela anterior</text:span><text:span text:style-name="T8">. </text:span></text:p>
        </text:list-header>
      </text:list>
      <text:list xml:id="list134945190375469" text:continue-list="list134945890075870" text:style-name="WWNum1a">
        <text:list-item>
          <text:p text:style-name="P9">Cenários chave</text:p>
        </text:list-item>
        <text:list-item>
          <text:p text:style-name="P9">Pós-condição</text:p>
          <text:list>
            <text:list-item>
              <text:p text:style-name="P11"><text:span text:style-name="T16">Compra feita com sucesso</text:span><text:span text:style-name="T17">. </text:span></text:p>
            </text:list-item>
          </text:list>
        </text:list-item>
      </text:list>
      <text:p text:style-name="P16">O <text:span text:style-name="T19">usuário recebe o ingresso e o comprovante</text:span>.<text:bookmark-start text:name="_heading=h.3ybgif14tkxo"/></text:p>
      <text:list xml:id="list134946115509470" text:continue-numbering="true" text:style-name="WWNum1a">
        <text:list-item>
          <text:list>
            <text:list-item>
              <text:p text:style-name="P11">Falha <text:span text:style-name="T14">na </text:span><text:span text:style-name="T16">compra</text:span><text:bookmark-start text:name="_heading=h.i3hgy9e01tu0"/></text:p>
            </text:list-item>
          </text:list>
        </text:list-item>
      </text:list>
      <text:p text:style-name="P7">O <text:span text:style-name="T5">usuário</text:span><text:span text:style-name="T18"> </text:span><text:span text:style-name="T19">é enviado para a tela inicial não consiga efetuar a compra</text:span><text:span text:style-name="T18">.</text:span></text:p>
      <text:list xml:id="list134946251251192" text:continue-numbering="true" text:style-name="WWNum1a">
        <text:list-item>
          <text:p text:style-name="P9">Requisitos especiais</text:p>
        </text:list-item>
      </text:list>
      <text:p text:style-name="P5"/>
      <text:p text:style-name="LO-normal"><text:soft-page-break/></text:p>
      <text:p text:style-name="P1"><text:bookmark-end text:name="_heading=h.e9sl33f212yp"/><text:bookmark-end text:name="_heading=h.3ybgif14tkxo"/><text:bookmark-end text:name="_heading=h.i3hgy9e01tu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0" style:font-family-asian="0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ListLabel_20_18" style:display-name="ListLabel 18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36" style:display-name="ListLabel 36" style:family="text"/>
    <style:style style:name="ListLabel_20_35" style:display-name="ListLabel 35" style:family="text"/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/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/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8T13:49:35.769000000</dc:date>
    <meta:editing-duration>PT27M58S</meta:editing-duration>
    <meta:editing-cycles>5</meta:editing-cycles>
    <meta:generator>LibreOffice/7.1.5.2$Windows_X86_64 LibreOffice_project/85f04e9f809797b8199d13c421bd8a2b025d52b5</meta:generator>
    <meta:document-statistic meta:table-count="0" meta:image-count="0" meta:object-count="0" meta:page-count="2" meta:paragraph-count="26" meta:word-count="184" meta:character-count="1038" meta:non-whitespace-character-count="893"/>
  </office:meta>
</office:document-meta>
</file>